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ClassVersionError.UnsupportedClassVers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supportedClassVersionError.UnsupportedClassVersion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